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break-before="page"/>
      <style:text-properties fo:language="en" fo:country="US" officeooo:rsid="003583b4" officeooo:paragraph-rsid="004b9910"/>
    </style:style>
    <style:style style:name="P2" style:family="paragraph" style:parent-style-name="Heading_20_2">
      <style:text-properties officeooo:paragraph-rsid="0046f588"/>
    </style:style>
    <style:style style:name="P3" style:family="paragraph" style:parent-style-name="Heading_20_2">
      <style:paragraph-properties fo:break-before="page"/>
      <style:text-properties officeooo:paragraph-rsid="0046f588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62f016" officeooo:paragraph-rsid="0062f016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83c9" officeooo:paragraph-rsid="001a83c9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83c9" officeooo:paragraph-rsid="0051b4e7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ef551" officeooo:paragraph-rsid="001ef551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13833" officeooo:paragraph-rsid="00213833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5c08f6" officeooo:paragraph-rsid="005c08f6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258e0" officeooo:paragraph-rsid="002258e0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aef5d" officeooo:paragraph-rsid="002aef5d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1efdb" officeooo:paragraph-rsid="0041efdb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c1ebb" officeooo:paragraph-rsid="004ddd1e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c1ebb" officeooo:paragraph-rsid="004c1ebb"/>
    </style:style>
    <style:style style:name="P15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9295d" officeooo:paragraph-rsid="0039295d"/>
    </style:style>
    <style:style style:name="P16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9fb55" officeooo:paragraph-rsid="0039fb55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abf24" officeooo:paragraph-rsid="003abf24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bc073" officeooo:paragraph-rsid="001bc073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696478" officeooo:paragraph-rsid="00696478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57f376" officeooo:paragraph-rsid="0057f376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b58f" officeooo:paragraph-rsid="001ab58f"/>
    </style:style>
    <style:style style:name="P22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798af" officeooo:paragraph-rsid="003798af"/>
    </style:style>
    <style:style style:name="P23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7067d2" officeooo:paragraph-rsid="007067d2"/>
    </style:style>
    <style:style style:name="P24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7067d2" officeooo:paragraph-rsid="0075400e"/>
    </style:style>
    <style:style style:name="P25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7067d2" officeooo:paragraph-rsid="00790431"/>
    </style:style>
    <style:style style:name="P26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3583b4" officeooo:paragraph-rsid="003583b4"/>
    </style:style>
    <style:style style:name="P27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6adae8" officeooo:paragraph-rsid="006adae8"/>
    </style:style>
    <style:style style:name="P28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35aa6d" officeooo:paragraph-rsid="0035aa6d"/>
    </style:style>
    <style:style style:name="P29" style:family="paragraph" style:parent-style-name="Standard" style:list-style-name="L1">
      <style:paragraph-properties fo:margin-top="0.101cm" fo:margin-bottom="0.101cm" loext:contextual-spacing="false"/>
      <style:text-properties style:text-line-through-style="none" style:text-line-through-type="none" fo:language="en" fo:country="US" officeooo:rsid="002aef5d" officeooo:paragraph-rsid="002aef5d"/>
    </style:style>
    <style:style style:name="P30" style:family="paragraph" style:parent-style-name="Standard" style:list-style-name="L1">
      <style:paragraph-properties fo:margin-top="0.101cm" fo:margin-bottom="0.101cm" loext:contextual-spacing="false"/>
      <style:text-properties style:text-line-through-style="none" style:text-line-through-type="none" fo:language="en" fo:country="US" fo:font-weight="normal" officeooo:rsid="00439460" officeooo:paragraph-rsid="00439460" style:font-weight-asian="normal" style:font-weight-complex="normal"/>
    </style:style>
    <style:style style:name="P31" style:family="paragraph" style:parent-style-name="Standard" style:list-style-name="L1">
      <style:paragraph-properties fo:margin-top="0.101cm" fo:margin-bottom="0.101cm" loext:contextual-spacing="false"/>
      <style:text-properties officeooo:paragraph-rsid="00439460"/>
    </style:style>
    <style:style style:name="P32" style:family="paragraph" style:parent-style-name="Standard" style:list-style-name="L1">
      <style:paragraph-properties fo:margin-top="0.101cm" fo:margin-bottom="0.101cm" loext:contextual-spacing="false"/>
      <style:text-properties officeooo:paragraph-rsid="0046f588"/>
    </style:style>
    <style:style style:name="P33" style:family="paragraph" style:parent-style-name="Standard" style:list-style-name="L1">
      <style:paragraph-properties fo:margin-top="0.101cm" fo:margin-bottom="0.101cm" loext:contextual-spacing="false"/>
      <style:text-properties officeooo:paragraph-rsid="0041efdb"/>
    </style:style>
    <style:style style:name="P34" style:family="paragraph" style:parent-style-name="Standard" style:list-style-name="L1">
      <style:paragraph-properties fo:margin-top="0.101cm" fo:margin-bottom="0.101cm" loext:contextual-spacing="false"/>
      <style:text-properties officeooo:paragraph-rsid="004c1ebb"/>
    </style:style>
    <style:style style:name="P35" style:family="paragraph" style:parent-style-name="Standard" style:list-style-name="L1">
      <style:paragraph-properties fo:margin-top="0.101cm" fo:margin-bottom="0.101cm" loext:contextual-spacing="false"/>
      <style:text-properties officeooo:paragraph-rsid="001bc073"/>
    </style:style>
    <style:style style:name="P36" style:family="paragraph" style:parent-style-name="Standard" style:list-style-name="L2">
      <style:paragraph-properties fo:margin-top="0.101cm" fo:margin-bottom="0.101cm" loext:contextual-spacing="false"/>
      <style:text-properties officeooo:paragraph-rsid="006b480a"/>
    </style:style>
    <style:style style:name="P37" style:family="paragraph" style:parent-style-name="Standard" style:list-style-name="L2">
      <style:paragraph-properties fo:margin-top="0.101cm" fo:margin-bottom="0.101cm" loext:contextual-spacing="false"/>
      <style:text-properties officeooo:rsid="006cec71" officeooo:paragraph-rsid="006cec71"/>
    </style:style>
    <style:style style:name="T1" style:family="text">
      <style:text-properties officeooo:rsid="002058f5"/>
    </style:style>
    <style:style style:name="T2" style:family="text">
      <style:text-properties officeooo:rsid="002258e0"/>
    </style:style>
    <style:style style:name="T3" style:family="text">
      <style:text-properties officeooo:rsid="00264556"/>
    </style:style>
    <style:style style:name="T4" style:family="text">
      <style:text-properties officeooo:rsid="00270a8a"/>
    </style:style>
    <style:style style:name="T5" style:family="text">
      <style:text-properties officeooo:rsid="00282bce"/>
    </style:style>
    <style:style style:name="T6" style:family="text">
      <style:text-properties officeooo:rsid="0028c572"/>
    </style:style>
    <style:style style:name="T7" style:family="text">
      <style:text-properties officeooo:rsid="002a578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2258e0"/>
    </style:style>
    <style:style style:name="T10" style:family="text">
      <style:text-properties officeooo:rsid="003342d2"/>
    </style:style>
    <style:style style:name="T11" style:family="text">
      <style:text-properties officeooo:rsid="0035044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f485" style:font-weight-asian="bold" style:font-weight-complex="bold"/>
    </style:style>
    <style:style style:name="T14" style:family="text">
      <style:text-properties fo:font-weight="bold" officeooo:rsid="002fe7ba" style:font-weight-asian="bold" style:font-weight-complex="bold"/>
    </style:style>
    <style:style style:name="T15" style:family="text">
      <style:text-properties fo:font-weight="bold" officeooo:rsid="0031ca83" style:font-weight-asian="bold" style:font-weight-complex="bold"/>
    </style:style>
    <style:style style:name="T16" style:family="text">
      <style:text-properties fo:font-weight="bold" officeooo:rsid="0033b118" style:font-weight-asian="bold" style:font-weight-complex="bold"/>
    </style:style>
    <style:style style:name="T17" style:family="text">
      <style:text-properties fo:font-weight="bold" officeooo:rsid="004ddd1e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3758f5"/>
    </style:style>
    <style:style style:name="T20" style:family="text">
      <style:text-properties fo:language="en" fo:country="US" officeooo:rsid="001bc073"/>
    </style:style>
    <style:style style:name="T21" style:family="text">
      <style:text-properties fo:language="en" fo:country="US" officeooo:rsid="0041efdb"/>
    </style:style>
    <style:style style:name="T22" style:family="text">
      <style:text-properties fo:language="en" fo:country="US" officeooo:rsid="004385fb"/>
    </style:style>
    <style:style style:name="T23" style:family="text">
      <style:text-properties fo:language="en" fo:country="US" fo:font-weight="bold" officeooo:rsid="004c1ebb" style:font-weight-asian="bold" style:font-weight-complex="bold"/>
    </style:style>
    <style:style style:name="T24" style:family="text">
      <style:text-properties fo:language="en" fo:country="US" fo:font-weight="bold" officeooo:rsid="0053557f" style:font-weight-asian="bold" style:font-weight-complex="bold"/>
    </style:style>
    <style:style style:name="T25" style:family="text">
      <style:text-properties fo:language="en" fo:country="US" fo:font-weight="bold" officeooo:rsid="005525e9" style:font-weight-asian="bold" style:font-weight-complex="bold"/>
    </style:style>
    <style:style style:name="T26" style:family="text">
      <style:text-properties fo:language="en" fo:country="US" fo:font-weight="bold" officeooo:rsid="00563b40" style:font-weight-asian="bold" style:font-weight-complex="bold"/>
    </style:style>
    <style:style style:name="T27" style:family="text">
      <style:text-properties fo:language="en" fo:country="US" fo:font-weight="bold" officeooo:rsid="00569d34" style:font-weight-asian="bold" style:font-weight-complex="bold"/>
    </style:style>
    <style:style style:name="T28" style:family="text">
      <style:text-properties fo:language="en" fo:country="US" officeooo:rsid="006cec71"/>
    </style:style>
    <style:style style:name="T29" style:family="text">
      <style:text-properties fo:language="en" fo:country="US" officeooo:rsid="006b480a"/>
    </style:style>
    <style:style style:name="T30" style:family="text">
      <style:text-properties fo:language="en" fo:country="US" officeooo:rsid="006e7767"/>
    </style:style>
    <style:style style:name="T31" style:family="text">
      <style:text-properties officeooo:rsid="0041efdb"/>
    </style:style>
    <style:style style:name="T32" style:family="text">
      <style:text-properties style:text-line-through-style="none" style:text-line-through-type="none" fo:language="en" fo:country="US" fo:font-weight="normal" officeooo:rsid="00456d8d" style:font-weight-asian="normal" style:font-weight-complex="normal"/>
    </style:style>
    <style:style style:name="T33" style:family="text">
      <style:text-properties style:text-line-through-style="none" style:text-line-through-type="none" fo:language="en" fo:country="US" fo:font-weight="normal" officeooo:rsid="00439460" style:font-weight-asian="normal" style:font-weight-complex="normal"/>
    </style:style>
    <style:style style:name="T34" style:family="text">
      <style:text-properties style:text-line-through-style="none" style:text-line-through-type="none" fo:language="en" fo:country="US" fo:font-weight="normal" officeooo:rsid="00350441" style:font-weight-asian="normal" style:font-weight-complex="normal"/>
    </style:style>
    <style:style style:name="T35" style:family="text">
      <style:text-properties officeooo:rsid="00456d8d"/>
    </style:style>
    <style:style style:name="T36" style:family="text">
      <style:text-properties fo:color="#000080" style:text-line-through-style="none" style:text-line-through-type="none" fo:language="zxx" fo:country="none" style:text-underline-style="solid" style:text-underline-width="auto" style:text-underline-color="font-color" fo:font-weight="normal" officeooo:rsid="0046f588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414dad" style:font-weight-asian="normal" style:font-weight-complex="normal"/>
    </style:style>
    <style:style style:name="T39" style:family="text">
      <style:text-properties style:text-underline-style="none" fo:font-weight="normal" officeooo:rsid="00493ae5" style:font-weight-asian="normal" style:font-weight-complex="normal"/>
    </style:style>
    <style:style style:name="T40" style:family="text">
      <style:text-properties style:text-underline-style="none" fo:font-weight="normal" officeooo:rsid="004b5008" style:font-weight-asian="normal" style:font-weight-complex="normal"/>
    </style:style>
    <style:style style:name="T41" style:family="text">
      <style:text-properties officeooo:rsid="0037469b"/>
    </style:style>
    <style:style style:name="T42" style:family="text">
      <style:text-properties officeooo:rsid="0058545c"/>
    </style:style>
    <style:style style:name="T43" style:family="text">
      <style:text-properties officeooo:rsid="005ac61f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6cec71"/>
    </style:style>
    <style:style style:name="T46" style:family="text">
      <style:text-properties officeooo:rsid="00779cd9"/>
    </style:style>
    <style:style style:name="T47" style:family="text">
      <style:text-properties officeooo:rsid="007904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ataset research</text:h>
      <text:list xml:id="list3070266581" text:style-name="L1">
        <text:list-item>
          <text:p text:style-name="P4">Neuroscience forum: <text:a xlink:type="simple" xlink:href="https://neurostars.org/" text:style-name="Internet_20_link" text:visited-style-name="Visited_20_Internet_20_Link">Neurostars</text:a></text:p>
        </text:list-item>
        <text:list-item>
          <text:p text:style-name="P5">Datasets <text:span text:style-name="T2">sources</text:span></text:p>
          <text:list>
            <text:list-item>
              <text:p text:style-name="P7"><text:a xlink:type="simple" xlink:href="https://openneuro.org/" text:style-name="Internet_20_link" text:visited-style-name="Visited_20_Internet_20_Link">OpenNeuro</text:a></text:p>
              <text:list>
                <text:list-item>
                  <text:p text:style-name="P7"><text:a xlink:type="simple" xlink:href="https://pypi.org/project/openneuro-py/" text:style-name="Internet_20_link" text:visited-style-name="Visited_20_Internet_20_Link"><text:span text:style-name="T1">OpenNeuro </text:span></text:a><text:a xlink:type="simple" xlink:href="https://pypi.org/project/openneuro-py/" text:style-name="Internet_20_link" text:visited-style-name="Visited_20_Internet_20_Link">PyPi</text:a></text:p>
                </text:list-item>
                <text:list-item>
                  <text:p text:style-name="P8"><text:a xlink:type="simple" xlink:href="https://handbook.datalad.org/en/latest/usecases/openneuro.html" text:style-name="Internet_20_link" text:visited-style-name="Visited_20_Internet_20_Link">Quickstart Guide via DataLad</text:a></text:p>
                </text:list-item>
                <text:list-item>
                  <text:p text:style-name="P8"><text:a xlink:type="simple" xlink:href="https://nilearn.github.io/dev/modules/generated/nilearn.datasets.fetch_openneuro_dataset.html#nilearn.datasets.fetch_openneuro_dataset" text:style-name="Internet_20_link" text:visited-style-name="Visited_20_Internet_20_Link">nilearn.datasets.fetch_openneuro_dataset</text:a></text:p>
                </text:list-item>
              </text:list>
            </text:list-item>
            <text:list-item>
              <text:p text:style-name="P8"><text:a xlink:type="simple" xlink:href="https://legacy.openfmri.org/dataset/" text:style-name="Internet_20_link" text:visited-style-name="Visited_20_Internet_20_Link">Open fMRI Datasets</text:a> <text:span text:style-name="T42">(deprecated)</text:span></text:p>
            </text:list-item>
            <text:list-item>
              <text:p text:style-name="P8"><text:a xlink:type="simple" xlink:href="https://fcon_1000.projects.nitrc.org/" text:style-name="Internet_20_link" text:visited-style-name="Visited_20_Internet_20_Link">International Neuroimaging Data-sharing Initiative</text:a></text:p>
            </text:list-item>
            <text:list-item>
              <text:p text:style-name="P8"><text:a xlink:type="simple" xlink:href="https://portal.conp.ca/" text:style-name="Internet_20_link" text:visited-style-name="Visited_20_Internet_20_Link">portal.conp.ca/</text:a> <text:span text:style-name="T43">(CONP = Canadian Open Neuroscience Platform)</text:span></text:p>
            </text:list-item>
            <text:list-item>
              <text:p text:style-name="P8"><text:a xlink:type="simple" xlink:href="https://github.com/cMadan/openMorph" text:style-name="Internet_20_link" text:visited-style-name="Visited_20_Internet_20_Link">GitHub - cMadan/openMorph: Curated list of open-access databases with human structural MRI data</text:a></text:p>
            </text:list-item>
            <text:list-item>
              <text:p text:style-name="P9">Preprocessed</text:p>
              <text:list>
                <text:list-item>
                  <text:p text:style-name="P9"><text:a xlink:type="simple" xlink:href="http://preprocessed-connectomes-project.org/" text:style-name="Internet_20_link" text:visited-style-name="Visited_20_Internet_20_Link">Preprocessed Connectomes Project</text:a></text:p>
                </text:list-item>
                <text:list-item>
                  <text:p text:style-name="P9"><text:a xlink:type="simple" xlink:href="https://fcon_1000.projects.nitrc.org/indi/ACPI/html/index.html" text:style-name="Internet_20_link" text:visited-style-name="Visited_20_Internet_20_Link">Addiction Connectome Preprocessed Initiative (ACPI) — Addiction Connectome Preprocessed Initiative (ACPI) documentation</text:a></text:p>
                </text:list-item>
              </text:list>
            </text:list-item>
            <text:list-item>
              <text:p text:style-name="P9">Longitudinal-reproducibility</text:p>
              <text:list>
                <text:list-item>
                  <text:p text:style-name="P9"><text:a xlink:type="simple" xlink:href="https://fcon_1000.projects.nitrc.org/indi/hbn_ssi/download.html" text:style-name="Internet_20_link" text:visited-style-name="Visited_20_Internet_20_Link">Healthy Brain Network Serial Scanning Intitiative documentation</text:a></text:p>
                </text:list-item>
                <text:list-item>
                  <text:p text:style-name="P9"><text:a xlink:type="simple" xlink:href="https://fcon_1000.projects.nitrc.org/indi/retro/SIMON.html" text:style-name="Internet_20_link" text:visited-style-name="Visited_20_Internet_20_Link">SIMON Dataset</text:a></text:p>
                </text:list-item>
                <text:list-item>
                  <text:p text:style-name="P9"><text:a xlink:type="simple" xlink:href="https://fcon_1000.projects.nitrc.org/indi/CoRR/html/samples.html" text:style-name="Internet_20_link" text:visited-style-name="Visited_20_Internet_20_Link">Data Description — Consortium for Reliability and Reproducibility (CoRR) documentation</text:a></text:p>
                </text:list-item>
                <text:list-item>
                  <text:p text:style-name="P9"><text:a xlink:type="simple" xlink:href="https://www.myconnectome.org/" text:style-name="Internet_20_link" text:visited-style-name="Visited_20_Internet_20_Link">The MyConnectome Project | Studying a single human brain in detail</text:a></text:p>
                </text:list-item>
              </text:list>
            </text:list-item>
            <text:list-item>
              <text:p text:style-name="P9">Derivative data</text:p>
              <text:list>
                <text:list-item>
                  <text:p text:style-name="P9"><text:a xlink:type="simple" xlink:href="https://neurovault.org/" text:style-name="Internet_20_link" text:visited-style-name="Visited_20_Internet_20_Link">NeuroVault: an open data repository for brain maps</text:a></text:p>
                </text:list-item>
                <text:list-item>
                  <text:p text:style-name="P9"><text:a xlink:type="simple" xlink:href="https://neurosynth.org/" text:style-name="Internet_20_link" text:visited-style-name="Visited_20_Internet_20_Link">Neurosynth</text:a></text:p>
                </text:list-item>
              </text:list>
            </text:list-item>
          </text:list>
        </text:list-item>
        <text:list-item>
          <text:p text:style-name="P10">Possible datasets</text:p>
          <text:list>
            <text:list-item>
              <text:p text:style-name="P10">MRI</text:p>
              <text:list>
                <text:list-item>
                  <text:p text:style-name="P10"><text:a xlink:type="simple" xlink:href="https://openneuro.org/datasets/ds003826/versions/3.0.1" text:style-name="Internet_20_link" text:visited-style-name="Visited_20_Internet_20_Link">Structural (t1) images of 136 young healthy adults; study of effects of chronotype, sleep quality and daytime sleepiness on brain structure.</text:a></text:p>
                </text:list-item>
                <text:list-item>
                  <text:p text:style-name="P10"><text:a xlink:type="simple" xlink:href="https://openneuro.org/datasets/ds003799/versions/2.0.0" text:style-name="Internet_20_link" text:visited-style-name="Visited_20_Internet_20_Link">A Two-Week Running Intervention Reduces Symptoms Related to Depression and Increases Hippocampal Volume in Young Adults</text:a></text:p>
                </text:list-item>
              </text:list>
            </text:list-item>
            <text:list-item>
              <text:p text:style-name="P10">fMRI</text:p>
              <text:list>
                <text:list-item>
                  <text:p text:style-name="P10"><text:a xlink:type="simple" xlink:href="https://openneuro.org/datasets/ds003763/versions/1.0.5" text:style-name="Internet_20_link" text:visited-style-name="Visited_20_Internet_20_Link">Interoception during aging: The heartbeat detection task</text:a> <text:span text:style-name="T7">(BIDS valid)</text:span></text:p>
                </text:list-item>
                <text:list-item>
                  <text:p text:style-name="P10"><text:a xlink:type="simple" xlink:href="https://openneuro.org/datasets/ds002748/versions/1.0.5" text:style-name="Internet_20_link" text:visited-style-name="Visited_20_Internet_20_Link">Resting state with closed eyes for patients with depression and healthy participants</text:a> <text:span text:style-name="T6">(BIDS valid)</text:span></text:p>
                </text:list-item>
                <text:list-item>
                  <text:p text:style-name="P10"><text:a xlink:type="simple" xlink:href="https://openneuro.org/datasets/ds000171/versions/00001" text:style-name="Internet_20_link" text:visited-style-name="Visited_20_Internet_20_Link">Neural Processing of Emotional Musical and Nonmusical Stimuli in Depression</text:a> <text:span text:style-name="T5">(not BIDS valid?)</text:span></text:p>
                </text:list-item>
                <text:list-item>
                  <text:p text:style-name="P10"><text:a xlink:type="simple" xlink:href="https://openneuro.org/datasets/ds000170/versions/00001" text:style-name="Internet_20_link" text:visited-style-name="Visited_20_Internet_20_Link">Learning and memory: motor skill consolidation and intermanual transfer</text:a> <text:span text:style-name="T3">(not BIDS valid?</text:span><text:span text:style-name="T4">)</text:span></text:p>
                </text:list-item>
                <text:list-item>
                  <text:p text:style-name="P11"><text:soft-page-break/><text:a xlink:type="simple" xlink:href="https://legacy.openfmri.org/dataset/ds000203/" text:style-name="Internet_20_link" text:visited-style-name="Visited_20_Internet_20_Link"><text:span text:style-name="T9">MPI-Leipzig_Mind-Brain-Body</text:span></text:a></text:p>
                </text:list-item>
                <text:list-item>
                  <text:p text:style-name="P11"><text:a xlink:type="simple" xlink:href="https://legacy.openfmri.org/dataset/ds000224/" text:style-name="Internet_20_link" text:visited-style-name="Visited_20_Internet_20_Link"><text:span text:style-name="T9"><text:s/>The Midnight Scan Club (MSC) dataset </text:span></text:a></text:p>
                </text:list-item>
                <text:list-item>
                  <text:p text:style-name="P11"><text:a xlink:type="simple" xlink:href="https://legacy.openfmri.org/dataset/ds000228/" text:style-name="Internet_20_link" text:visited-style-name="Visited_20_Internet_20_Link"><text:span text:style-name="T8">MRI data of 3-12 year old children and adults during viewing of a short animated film </text:span></text:a></text:p>
                </text:list-item>
                <text:list-item>
                  <text:p text:style-name="P29"><text:a xlink:type="simple" xlink:href="https://openneuro.org/datasets/ds003404/versions/1.0.1" text:style-name="Internet_20_link" text:visited-style-name="Visited_20_Internet_20_Link">Brain Network Mechanisms of Visual Shape Completion</text:a></text:p>
                </text:list-item>
                <text:list-item>
                  <text:p text:style-name="P29"><text:a xlink:type="simple" xlink:href="https://legacy.openfmri.org/dataset/ds000240/" text:style-name="Internet_20_link" text:visited-style-name="Visited_20_Internet_20_Link">Resting State Perfusion in Healthy Aging</text:a> <text:span text:style-name="T10">(predict age: already done previous year), </text:span><text:a xlink:type="simple" xlink:href="https://openneuro.org/datasets/ds000240/versions/2.0.0" text:style-name="Internet_20_link" text:visited-style-name="Visited_20_Internet_20_Link"><text:span text:style-name="T11">OpenNeuro</text:span></text:a></text:p>
                </text:list-item>
                <text:list-item>
                  <text:p text:style-name="P29"><text:a xlink:type="simple" xlink:href="https://legacy.openfmri.org/dataset/ds000203/" text:style-name="Internet_20_link" text:visited-style-name="Visited_20_Internet_20_Link"><text:span text:style-name="T12">Visual imagery and false memory for pictures</text:span></text:a><text:span text:style-name="T12"> </text:span><text:span text:style-name="T13">(D</text:span><text:span text:style-name="T14">istinguish picture or word? </text:span><text:span text:style-name="T13">Or high/low visual imagery abilit</text:span><text:span text:style-name="T15">i</text:span><text:span text:style-name="T13">es?</text:span><text:span text:style-name="T14">), </text:span><text:a xlink:type="simple" xlink:href="https://openneuro.org/datasets/ds000203/versions/00001" text:style-name="Internet_20_link" text:visited-style-name="Visited_20_Internet_20_Link"><text:span text:style-name="T16">OpenNeuro</text:span></text:a></text:p>
                </text:list-item>
              </text:list>
            </text:list-item>
          </text:list>
          <text:p text:style-name="P30"/>
        </text:list-item>
      </text:list>
      <text:h text:style-name="P3" text:outline-level="2">Chosen dataset: </text:h>
      <text:h text:style-name="P2" text:outline-level="2">A multimodal brain imaging dataset on sleep deprivation in young and old humans: The Sleepy Brain Project I</text:h>
      <text:list xml:id="list163913869974730" text:continue-list="list3070266581" text:style-name="L1">
        <text:list-item text:start-value="1">
          <text:p text:style-name="P31"><text:span text:style-name="T32">Access</text:span><text:span text:style-name="T33">:</text:span></text:p>
          <text:list>
            <text:list-item>
              <text:p text:style-name="P32"><text:a xlink:type="simple" xlink:href="https://legacy.openfmri.org/dataset/ds000201/" text:style-name="Internet_20_link" text:visited-style-name="Visited_20_Internet_20_Link"><text:span text:style-name="T36">Open fMRI (deprecated)</text:span></text:a></text:p>
            </text:list-item>
            <text:list-item>
              <text:p text:style-name="P32"><text:a xlink:type="simple" xlink:href="https://openneuro.org/datasets/ds000201/versions/1.0.3" text:style-name="Internet_20_link" text:visited-style-name="Visited_20_Internet_20_Link"><text:span text:style-name="T34">OpenNeuro</text:span></text:a></text:p>
            </text:list-item>
            <text:list-item>
              <text:p text:style-name="P30"><text:a xlink:type="simple" xlink:href="https://github.com/OpenNeuroDatasets/ds000201" text:style-name="Internet_20_link" text:visited-style-name="Visited_20_Internet_20_Link"><text:span text:style-name="T35">DataLad O</text:span></text:a><text:a xlink:type="simple" xlink:href="https://github.com/OpenNeuroDatasets/ds000201" text:style-name="Internet_20_link" text:visited-style-name="Visited_20_Internet_20_Link">penNeuroDatasets GitHub</text:a></text:p>
            </text:list-item>
          </text:list>
        </text:list-item>
        <text:list-item>
          <text:p text:style-name="P33"><text:span text:style-name="T22">Bibliography</text:span><text:span text:style-name="T21">: </text:span></text:p>
          <text:list>
            <text:list-item>
              <text:p text:style-name="P33"><text:span text:style-name="T21">Choice of resting-state: </text:span><text:bookmark text:name="page-title"/><text:a xlink:type="simple" xlink:href="https://www.jneurosci.org/content/41/12/2684" text:style-name="Internet_20_link" text:visited-style-name="Visited_20_Internet_20_Link">The Functional Relevance of Task-State Functional Connectivity</text:a>. <text:span text:style-name="T31">T</text:span>he functional network organization of the human brain is highly similar across rest and task states.</text:p>
            </text:list-item>
            <text:list-item>
              <text:p text:style-name="P12"><text:a xlink:type="simple" xlink:href="https://www.sciencedirect.com/science/article/pii/S0028393216300276?via%3Dihub" text:style-name="Internet_20_link" text:visited-style-name="Visited_20_Internet_20_Link"><text:span text:style-name="T12">Decreased sleep duration is associated with increased fMRI responses to emotional faces in children</text:span></text:a></text:p>
            </text:list-item>
          </text:list>
        </text:list-item>
        <text:list-item>
          <text:p text:style-name="P34"><text:span text:style-name="T23">DataLad </text:span><text:span text:style-name="T24">TODO: </text:span><text:span text:style-name="T25">retrieve the </text:span><text:span text:style-name="T27">sub-</text:span><text:span text:style-name="T25">dataset and </text:span><text:span text:style-name="T26">update BIDS</text:span></text:p>
          <text:list>
            <text:list-item>
              <text:p text:style-name="P13"><text:a xlink:type="simple" xlink:href="https://handbook.datalad.org/en/latest/" text:style-name="Internet_20_link" text:visited-style-name="Visited_20_Internet_20_Link"><text:span text:style-name="T17">The DataLad Handbook</text:span></text:a></text:p>
            </text:list-item>
            <text:list-item>
              <text:p text:style-name="P14"><text:a xlink:type="simple" xlink:href="https://handbook.datalad.org/en/latest/code_from_chapters/OHBM.html#" text:style-name="Internet_20_link" text:visited-style-name="Visited_20_Internet_20_Link"><text:span text:style-name="T12">OHBM Brainhack TrainTrack: DataLad</text:span></text:a></text:p>
            </text:list-item>
            <text:list-item>
              <text:p text:style-name="P34"><text:a xlink:type="simple" xlink:href="https://www.youtube.com/playlist?list=PLEQHbPfpVqU5RSPiyFuPdDlSUEd-XoPV-" text:style-name="Internet_20_link" text:visited-style-name="Visited_20_Internet_20_Link"><text:span text:style-name="T23">DataLad Workshop - UKE Hamburg</text:span></text:a></text:p>
            </text:list-item>
          </text:list>
        </text:list-item>
        <text:list-item>
          <text:p text:style-name="P15">Organization</text:p>
          <text:list>
            <text:list-item>
              <text:p text:style-name="P15"><text:a xlink:type="simple" xlink:href="https://bids.neuroimaging.io/" text:style-name="Internet_20_link" text:visited-style-name="Visited_20_Internet_20_Link">BIDS</text:a></text:p>
            </text:list-item>
            <text:list-item>
              <text:p text:style-name="P16"><text:a xlink:type="simple" xlink:href="https://github.com/bids-standard/bids-validator" text:style-name="Internet_20_link" text:visited-style-name="Visited_20_Internet_20_Link">BIDS-validator</text:a></text:p>
            </text:list-item>
            <text:list-item>
              <text:p text:style-name="P17"><text:a xlink:type="simple" xlink:href="https://journals.plos.org/ploscompbiol/article?id=10.1371/journal.pcbi.1005209" text:style-name="Internet_20_link" text:visited-style-name="Visited_20_Internet_20_Link">BIDS Apps</text:a></text:p>
            </text:list-item>
          </text:list>
        </text:list-item>
        <text:list-item>
          <text:p text:style-name="P5">Preprocessing</text:p>
          <text:list>
            <text:list-item>
              <text:p text:style-name="P5"><text:a xlink:type="simple" xlink:href="https://www.nature.com/articles/s41592-018-0235-4" text:style-name="Internet_20_link" text:visited-style-name="Visited_20_Internet_20_Link">fMRIPrep: a robust preprocessing pipeline for functional MRI </text:a></text:p>
            </text:list-item>
            <text:list-item>
              <text:p text:style-name="P18"><text:a xlink:type="simple" xlink:href="https://fmriprep.org/en/stable/" text:style-name="Internet_20_link" text:visited-style-name="Visited_20_Internet_20_Link">fMRIprep</text:a></text:p>
              <text:list>
                <text:list-item>
                  <text:p text:style-name="P19">example command: fmriprep <text:span text:style-name="T44">/data/bids/openneuro/ds000228 /data/processed/ds000228 -fmriprep participant –participant-label pixar001</text:span></text:p>
                </text:list-item>
                <text:list-item>
                  <text:p text:style-name="P35"><text:span text:style-name="T19">C</text:span><text:span text:style-name="T20">onvert the BIDS data batch</text:span></text:p>
                </text:list-item>
                <text:list-item>
                  <text:p text:style-name="P18"><text:span text:style-name="T40">Use </text:span><text:span text:style-name="T37">Alliance Canada</text:span><text:span text:style-name="T38">? </text:span><text:span text:style-name="T39">Not at first, try on just 1 then 2, 3 or maybe 5 subject</text:span></text:p>
                </text:list-item>
                <text:list-item>
                  <text:p text:style-name="P18">Brain mask and brain tissue segmentation of the T1w</text:p>
                </text:list-item>
                <text:list-item>
                  <text:p text:style-name="P18">Spatial normalization of the anatomical T1w reference</text:p>
                </text:list-item>
                <text:list-item>
                  <text:p text:style-name="P18">Surface reconstruction</text:p>
                </text:list-item>
                <text:list-item>
                  <text:p text:style-name="P18">Aligns functional data to anatomical data</text:p>
                </text:list-item>
                <text:list-item>
                  <text:p text:style-name="P18">Brain mask of confounding components</text:p>
                </text:list-item>
              </text:list>
            </text:list-item>
            <text:list-item>
              <text:p text:style-name="P18"><text:a xlink:type="simple" xlink:href="https://www.youtube.com/watch?v=WTcucXAAVBU" text:style-name="Internet_20_link" text:visited-style-name="Visited_20_Internet_20_Link">fMRI signal preprocessing tutorial</text:a></text:p>
            </text:list-item>
            <text:list-item>
              <text:p text:style-name="P20"><text:a xlink:type="simple" xlink:href="https://fmriprep.org/en/stable/outputs.html" text:style-name="Internet_20_link" text:visited-style-name="Visited_20_Internet_20_Link">Outputs of fMRIPrep</text:a></text:p>
            </text:list-item>
          </text:list>
        </text:list-item>
        <text:list-item>
          <text:p text:style-name="P6"><text:a xlink:type="simple" xlink:href="https://github.com/brainhack-school2022/dimitrijevic_project/blob/main/BrainHackCloud_steps/get_connected.md" text:style-name="Internet_20_link" text:visited-style-name="Visited_20_Internet_20_Link"><text:span text:style-name="T41">Brainhack Cloud</text:span></text:a></text:p>
        </text:list-item>
        <text:list-item>
          <text:p text:style-name="P5">Statistical analyses and machine learning</text:p>
          <text:list>
            <text:list-item>
              <text:p text:style-name="P21"><text:soft-page-break/><text:a xlink:type="simple" xlink:href="https://nilearn.github.io/stable/index.html" text:style-name="Internet_20_link" text:visited-style-name="Visited_20_Internet_20_Link">Nilearn</text:a></text:p>
            </text:list-item>
          </text:list>
        </text:list-item>
        <text:list-item>
          <text:p text:style-name="P22">Visualization</text:p>
          <text:list>
            <text:list-item>
              <text:p text:style-name="P22">Correlation matrices</text:p>
            </text:list-item>
            <text:list-item>
              <text:p text:style-name="P22">Connectomes ==&gt; particularly in emotion-related ROIs (following the dataset objective)</text:p>
            </text:list-item>
            <text:list-item>
              <text:p text:style-name="P22">Seed on atlas</text:p>
            </text:list-item>
          </text:list>
        </text:list-item>
      </text:list>
      <text:p text:style-name="P1">Workflow</text:p>
      <text:list xml:id="list2546025744" text:style-name="L2">
        <text:list-item>
          <text:p text:style-name="P23">Datalad to retrieve dataset</text:p>
          <text:list>
            <text:list-item>
              <text:p text:style-name="P25">Ex<text:span text:style-name="T47">ample </text:span><text:span text:style-name="T46">DataLad use case</text:span><text:span text:style-name="T47">s</text:span>: </text:p>
              <text:list>
                <text:list-item>
                  <text:p text:style-name="P25"><text:a xlink:type="simple" xlink:href="https://handbook.datalad.org/en/latest/usecases/reproducible_neuroimaging_analysis_simple.html" text:style-name="Internet_20_link" text:visited-style-name="Visited_20_Internet_20_Link">A basic automatically and computationally reproducible neuroimaging analysis</text:a></text:p>
                </text:list-item>
                <text:list-item>
                  <text:p text:style-name="P25"><text:a xlink:type="simple" xlink:href="https://handbook.datalad.org/en/latest/usecases/reproducible_neuroimaging_analysis.html" text:style-name="Internet_20_link" text:visited-style-name="Visited_20_Internet_20_Link">An automatically and computationally reproducible neuroimaging analysis from scratch</text:a></text:p>
                </text:list-item>
                <text:list-item>
                  <text:p text:style-name="P25"><text:a xlink:type="simple" xlink:href="https://handbook.datalad.org/en/latest/usecases/ml-analysis.html" text:style-name="Internet_20_link" text:visited-style-name="Visited_20_Internet_20_Link">DataLad for reproducible machine-learning analyses</text:a></text:p>
                </text:list-item>
              </text:list>
            </text:list-item>
            <text:list-item>
              <text:p text:style-name="P24"><text:a xlink:type="simple" xlink:href="https://handbook.datalad.org/en/latest/usecases/openneuro.html" text:style-name="Internet_20_link" text:visited-style-name="Visited_20_Internet_20_Link">OpenNeuro Quickstart Guide: Accessing OpenNeuro datasets via DataLad</text:a></text:p>
            </text:list-item>
          </text:list>
        </text:list-item>
        <text:list-item>
          <text:p text:style-name="P26">Data in BIDS format (FAIR)</text:p>
          <text:list>
            <text:list-item>
              <text:p text:style-name="P27">BIDS dataset, resting-state functional MRI</text:p>
            </text:list-item>
          </text:list>
        </text:list-item>
        <text:list-item>
          <text:p text:style-name="P26">Data preprocessing: fMRIPrep</text:p>
          <text:list>
            <text:list-item>
              <text:p text:style-name="P27">BIDS Derivatives: preprocessed BOLD series, confound time series, etc.</text:p>
            </text:list-item>
          </text:list>
        </text:list-item>
        <text:list-item>
          <text:p text:style-name="P36"><text:span text:style-name="T28">B</text:span><text:span text:style-name="T29">IDS statistical model: a JSON structure for constructing design matrices and contrasts</text:span></text:p>
        </text:list-item>
        <text:list-item>
          <text:p text:style-name="P37"><text:span text:style-name="T29">=</text:span><text:span text:style-name="T18">=&gt; PyBIDS: </text:span><text:span text:style-name="T30">programmatic access to files and metadata in BIDS datasets</text:span></text:p>
        </text:list-item>
        <text:list-item>
          <text:p text:style-name="P26"><text:span text:style-name="T45">Nilearn: </text:span>Atlas ==&gt; correlation matrix</text:p>
        </text:list-item>
        <text:list-item>
          <text:p text:style-name="P26">Machine Learning ==&gt;</text:p>
          <text:list>
            <text:list-item>
              <text:p text:style-name="P26">sleep deprived / normal sleep </text:p>
            </text:list-item>
            <text:list-item>
              <text:p text:style-name="P28">word / image visualis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2:02:16.193799141</meta:creation-date>
    <dc:date>2023-05-24T16:39:12.084475049</dc:date>
    <meta:editing-duration>PT7H44M25S</meta:editing-duration>
    <meta:editing-cycles>90</meta:editing-cycles>
    <meta:generator>LibreOffice/6.4.7.2$Linux_X86_64 LibreOffice_project/40$Build-2</meta:generator>
    <meta:document-statistic meta:table-count="0" meta:image-count="0" meta:object-count="0" meta:page-count="5" meta:paragraph-count="91" meta:word-count="631" meta:character-count="4324" meta:non-whitespace-character-count="3861"/>
  </office:meta>
</office:document-meta>
</file>